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adc5e7" draw:textarea-horizontal-align="justify" draw:textarea-vertical-align="middle" draw:auto-grow-height="false" fo:min-height="0.607cm" fo:min-width="2.032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color="#000000" draw:fill="solid" draw:fill-color="#bee3d3" fo:min-he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solid" draw:fill-color="#fffbcc" fo:min-height="1.834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adc5e7" draw:textarea-horizontal-align="justify" draw:textarea-vertical-align="middle" draw:auto-grow-height="false" fo:min-height="0.257cm" fo:min-width="1.732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adc5e7" draw:textarea-horizontal-align="justify" draw:textarea-vertical-align="middle" draw:auto-grow-height="false" fo:min-height="0.257cm" fo:min-width="1.332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adc5e7" draw:textarea-horizontal-align="justify" draw:textarea-vertical-align="middle" draw:auto-grow-height="false" fo:min-height="0.257cm" fo:min-width="0.932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adc5e7" draw:textarea-horizontal-align="justify" draw:textarea-vertical-align="middle" draw:auto-grow-height="false" fo:min-height="0.257cm" fo:min-width="0.532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adc5e7" draw:textarea-horizontal-align="justify" draw:textarea-vertical-align="middle" draw:auto-grow-height="false" fo:min-height="0.257cm" fo:min-width="0.182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adc5e7" draw:textarea-horizontal-align="justify" draw:textarea-vertical-align="middle" draw:auto-grow-height="false" fo:min-height="0.257cm" fo:min-width="0cm" fo:padding-top="0.134cm" fo:padding-bottom="0.134cm" fo:padding-left="0.259cm" fo:padding-right="0.259cm"/>
    </style:style>
    <style:style style:name="gr12" style:family="graphic" style:parent-style-name="standard">
      <style:graphic-properties svg:stroke-color="#000000" draw:fill-color="#00b274" draw:textarea-horizontal-align="justify" draw:textarea-vertical-align="middle" draw:auto-grow-height="false" fo:min-height="12.25cm" fo:min-width="5.9cm"/>
    </style:style>
    <style:style style:name="gr13" style:family="graphic" style:parent-style-name="standard">
      <style:graphic-properties svg:stroke-color="#000000" draw:fill-color="#65c295" draw:textarea-horizontal-align="justify" draw:textarea-vertical-align="middle" draw:auto-grow-height="false" fo:min-height="11.65cm" fo:min-width="4.3cm"/>
    </style:style>
    <style:style style:name="gr14" style:family="graphic" style:parent-style-name="standard">
      <style:graphic-properties svg:stroke-color="#000000" draw:fill-color="#8ccfb7" draw:textarea-horizontal-align="justify" draw:textarea-vertical-align="middle" draw:auto-grow-height="false" fo:min-height="11.05cm" fo:min-width="2.7cm"/>
    </style:style>
    <style:style style:name="gr15" style:family="graphic" style:parent-style-name="standard">
      <style:graphic-properties svg:stroke-color="#000000" draw:fill-color="#bee3d3" draw:textarea-horizontal-align="justify" draw:textarea-vertical-align="middle" draw:auto-grow-height="false" fo:min-height="10.25cm" fo:min-width="1cm"/>
    </style:style>
    <style:style style:name="gr16" style:family="graphic" style:parent-style-name="standard">
      <style:graphic-properties svg:stroke-color="#000000" draw:fill-color="#fcd4d1" draw:textarea-horizontal-align="justify" draw:textarea-vertical-align="middle" draw:auto-grow-height="false" fo:min-height="1.81cm" fo:min-width="0.301cm"/>
    </style:style>
    <style:style style:name="gr17" style:family="graphic" style:parent-style-name="standard">
      <style:graphic-properties svg:stroke-color="#000000" draw:fill-color="#fcd4d1" draw:textarea-horizontal-align="justify" draw:textarea-vertical-align="middle" draw:auto-grow-height="false" fo:min-height="1.81cm" fo:min-width="0.097cm"/>
    </style:style>
    <style:style style:name="gr18" style:family="graphic" style:parent-style-name="standard">
      <style:graphic-properties svg:stroke-color="#000000" draw:fill-color="#fcd4d1" draw:textarea-horizontal-align="justify" draw:textarea-vertical-align="middle" draw:auto-grow-height="false" fo:min-height="1.126cm" fo:min-width="2.758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ee3d3"/>
      <style:paragraph-properties fo:text-align="center"/>
    </style:style>
    <style:style style:name="P4" style:family="paragraph">
      <style:text-properties fo:font-style="italic"/>
    </style:style>
    <style:style style:name="P5" style:family="paragraph">
      <loext:graphic-properties draw:fill="none" draw:fill-color="#ffffff"/>
      <style:text-properties fo:font-style="italic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bcc"/>
    </style:style>
    <style:style style:name="P8" style:family="paragraph">
      <loext:graphic-properties draw:fill-color="#00b274"/>
      <style:paragraph-properties fo:text-align="center"/>
    </style:style>
    <style:style style:name="P9" style:family="paragraph">
      <loext:graphic-properties draw:fill-color="#65c295"/>
      <style:paragraph-properties fo:text-align="center"/>
    </style:style>
    <style:style style:name="P10" style:family="paragraph">
      <loext:graphic-properties draw:fill-color="#8ccfb7"/>
      <style:paragraph-properties fo:text-align="center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loext:graphic-properties draw:fill-color="#bee3d3"/>
      <style:paragraph-properties fo:text-align="center"/>
    </style:style>
    <style:style style:name="P14" style:family="paragraph">
      <loext:graphic-properties draw:fill-color="#fcd4d1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1cm" svg:x="2.6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8.6cm" svg:height="0.962cm" svg:x="1cm" svg:y="12.201cm">
          <draw:text-box>
            <text:p text:style-name="P2"><text:span text:style-name="T1">H</text:span><text:span text:style-name="T1">i</text:span><text:span text:style-name="T1">l</text:span><text:span text:style-name="T1">l</text:span><text:span text:style-name="T1">R</text:span><text:span text:style-name="T1">a</text:span><text:span text:style-name="T1">i</text:span><text:span text:style-name="T1">s</text:span><text:span text:style-name="T1">e</text:span><text:span text:style-name="T1">r</text:span></text:p>
          </draw:text-box>
        </draw:frame>
        <draw:frame draw:style-name="gr2" draw:text-style-name="P3" draw:layer="layout" svg:width="8.6cm" svg:height="0.962cm" svg:x="1cm" svg:y="15.801cm">
          <draw:text-box>
            <text:p text:style-name="P2"><text:span text:style-name="T1">F</text:span><text:span text:style-name="T1">o</text:span><text:span text:style-name="T1">g</text:span><text:span text:style-name="T1">O</text:span><text:span text:style-name="T1">f</text:span><text:span text:style-name="T1">W</text:span><text:span text:style-name="T1">a</text:span><text:span text:style-name="T1">r</text:span><text:span text:style-name="T1">E</text:span><text:span text:style-name="T1">x</text:span><text:span text:style-name="T1">p</text:span><text:span text:style-name="T1">l</text:span><text:span text:style-name="T1">o</text:span><text:span text:style-name="T1">r</text:span><text:span text:style-name="T1">e</text:span><text:span text:style-name="T1">r</text:span></text:p>
          </draw:text-box>
        </draw:frame>
        <draw:frame draw:style-name="gr2" draw:text-style-name="P3" draw:layer="layout" svg:width="8.6cm" svg:height="0.962cm" svg:x="1cm" svg:y="10.4cm">
          <draw:text-box>
            <text:p text:style-name="P2"><text:span text:style-name="T1">StackGuards</text:span></text:p>
          </draw:text-box>
        </draw:frame>
        <draw:frame draw:style-name="gr2" draw:text-style-name="P3" draw:layer="layout" svg:width="8.6cm" svg:height="0.962cm" svg:x="1cm" svg:y="8.6cm">
          <draw:text-box>
            <text:p text:style-name="P2"><text:span text:style-name="T1">BattleResolution</text:span></text:p>
          </draw:text-box>
        </draw:frame>
        <draw:frame draw:style-name="gr2" draw:text-style-name="P3" draw:layer="layout" svg:width="8.6cm" svg:height="0.962cm" svg:x="1cm" svg:y="14.001cm">
          <draw:text-box>
            <text:p text:style-name="P2"><text:span text:style-name="T1">WaterBr</text:span><text:span text:style-name="T1">owExplo</text:span><text:span text:style-name="T1">rer</text:span></text:p>
          </draw:text-box>
        </draw:frame>
        <draw:frame draw:style-name="gr2" draw:text-style-name="P3" draw:layer="layout" svg:width="8.6cm" svg:height="0.962cm" svg:x="1cm" svg:y="19.4cm">
          <draw:text-box>
            <text:p text:style-name="P2"><text:span text:style-name="T1">Random</text:span><text:span text:style-name="T1">Walk</text:span></text:p>
          </draw:text-box>
        </draw:frame>
        <draw:frame draw:style-name="gr2" draw:text-style-name="P3" draw:layer="layout" svg:width="8.6cm" svg:height="0.962cm" svg:x="1cm" svg:y="17.602cm">
          <draw:text-box>
            <text:p text:style-name="P2"><text:span text:style-name="T1">F</text:span><text:span text:style-name="T1">o</text:span><text:span text:style-name="T1">o</text:span><text:span text:style-name="T1">d</text:span><text:span text:style-name="T1">G</text:span><text:span text:style-name="T1">a</text:span><text:span text:style-name="T1">t</text:span><text:span text:style-name="T1">h</text:span><text:span text:style-name="T1">e</text:span><text:span text:style-name="T1">r</text:span><text:span text:style-name="T1">e</text:span><text:span text:style-name="T1">r</text:span></text:p>
          </draw:text-box>
        </draw:frame>
        <draw:frame draw:style-name="gr3" draw:text-style-name="P5" draw:layer="layout" svg:width="5.4cm" svg:height="1.673cm" svg:x="0.8cm" svg:y="6.127cm">
          <draw:text-box>
            <text:p text:style-name="P4">Strategy</text:p>
            <text:p text:style-name="P4">sieves:</text:p>
          </draw:text-box>
        </draw:frame>
        <draw:frame draw:style-name="gr4" draw:text-style-name="P6" draw:layer="layout" svg:width="1.7cm" svg:height="0.962cm" svg:x="4.3cm" svg:y="7.5cm">
          <draw:text-box>
            <text:p>ants</text:p>
          </draw:text-box>
        </draw:frame>
        <draw:frame draw:style-name="gr5" draw:text-style-name="P7" draw:layer="layout" svg:width="8.3cm" svg:height="2.384cm" svg:x="5.9cm" svg:y="3.2cm">
          <draw:text-box>
            <text:p><text:span text:style-name="T1">Bot parameters to tweak:</text:span></text:p>
            <text:p>- order of sieves<text:line-break/>- sieve properties</text:p>
          </draw:text-box>
        </draw:frame>
        <draw:custom-shape draw:style-name="gr6" draw:text-style-name="P1" draw:layer="layout" svg:width="4.5cm" svg:height="0.6cm" svg:x="2.9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3.7cm" svg:height="0.6cm" svg:x="3.3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2.9cm" svg:height="0.6cm" svg:x="3.7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2.1cm" svg:height="0.6cm" svg:x="4.1cm" svg:y="1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4cm" svg:height="0.6cm" svg:x="4.4cm" svg:y="16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cm" svg:height="0.6cm" svg:x="4.9cm" svg:y="1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draw:layer="layout" svg:width="6.4cm" svg:height="12.5cm" svg:x="12.3cm" svg:y="8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8cm" svg:height="11.9cm" svg:x="13.6cm" svg:y="8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2cm" svg:height="11.3cm" svg:x="14.8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3.918cm" svg:height="1.673cm" svg:x="12.3cm" svg:y="6.2cm">
          <draw:text-box>
            <text:p text:style-name="P11"><text:span text:style-name="T2">Game world</text:span></text:p>
            <text:p text:style-name="P11"><text:span text:style-name="T2">simultaion:</text:span></text:p>
          </draw:text-box>
        </draw:frame>
        <draw:frame draw:style-name="gr4" draw:text-style-name="P6" draw:layer="layout" svg:width="5.15cm" svg:height="0.962cm" draw:transform="rotate (1.5709708597201) translate (12.501cm 17.3cm)">
          <draw:text-box>
            <text:p>AvoidWaterFilter</text:p>
          </draw:text-box>
        </draw:frame>
        <draw:custom-shape draw:style-name="gr15" draw:text-style-name="P13" draw:layer="layout" svg:width="1.5cm" svg:height="10.5cm" svg:x="16.1cm" svg:y="9.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52cm" svg:height="0.962cm" draw:transform="rotate (1.5709708597201) translate (13.785cm 17.352cm)">
          <draw:text-box>
            <text:p>AntCollisionFilter</text:p>
          </draw:text-box>
        </draw:frame>
        <draw:frame draw:style-name="gr4" draw:text-style-name="P6" draw:layer="layout" svg:width="4.49cm" svg:height="0.962cm" draw:transform="rotate (1.5709708597201) translate (15.001cm 17.312cm)">
          <draw:text-box>
            <text:p>Rule filter X ...</text:p>
          </draw:text-box>
        </draw:frame>
        <draw:frame draw:style-name="gr4" draw:text-style-name="P6" draw:layer="layout" svg:width="6.369cm" svg:height="0.962cm" draw:transform="rotate (1.5709708597201) translate (16.401cm 17.3cm)">
          <draw:text-box>
            <text:p>World representation</text:p>
          </draw:text-box>
        </draw:frame>
        <draw:custom-shape draw:style-name="gr16" draw:text-style-name="P14" draw:layer="layout" svg:width="1.601cm" svg:height="2.354cm" draw:transform="rotate (1.56468767441292) translate (9.841cm 9.7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2.297cm" svg:height="0.962cm" svg:x="9.803cm" svg:y="8.538cm">
          <draw:text-box>
            <text:p>orders</text:p>
          </draw:text-box>
        </draw:frame>
        <draw:custom-shape draw:style-name="gr17" draw:text-style-name="P14" draw:layer="layout" svg:width="1.193cm" svg:height="2.354cm" draw:transform="rotate (1.56468767441292) translate (9.839cm 11.4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4" draw:layer="layout" svg:width="1.193cm" svg:height="2.354cm" draw:transform="rotate (1.56468767441292) translate (9.8cm 13.2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4" draw:layer="layout" svg:width="1.193cm" svg:height="2.354cm" draw:transform="rotate (1.56468767441292) translate (9.8cm 15.0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4" draw:layer="layout" svg:width="1.193cm" svg:height="2.354cm" draw:transform="rotate (1.56468767441292) translate (9.8cm 16.8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4" draw:layer="layout" svg:width="1.193cm" svg:height="2.354cm" draw:transform="rotate (1.56468767441292) translate (9.8cm 18.6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4" draw:layer="layout" svg:width="1.193cm" svg:height="2.354cm" draw:transform="rotate (1.56468767441292) translate (9.8cm 20.4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4" draw:layer="layout" svg:width="6.514cm" svg:height="1.572cm" draw:transform="rotate (0.000174532925198798) translate (12.4cm 21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5" draw:layer="layout" svg:width="2.894cm" svg:height="1.673cm" svg:x="14.206cm" svg:y="21.127cm">
          <draw:text-box>
            <text:p text:style-name="P2">resulting</text:p>
            <text:p text:style-name="P2">ord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05:47:25.755068968</meta:creation-date>
    <dc:date>2019-02-16T07:09:49.978147670</dc:date>
    <meta:editing-duration>PT4M35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